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12A44913D73C5FBF.png" manifest:media-type="image/png"/>
  <manifest:file-entry manifest:full-path="Pictures/10000000000000E1000000E13B7DC13A7417404B.png" manifest:media-type="image/png"/>
  <manifest:file-entry manifest:full-path="Pictures/10000000000000E1000000E166BAED7D0173CB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ed1c24" fo:min-height="0.766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69cm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="none" draw:opacity="0%" draw:textarea-horizontal-align="justify" draw:textarea-vertical-align="middle" draw:auto-grow-height="false" fo:min-height="4.331cm" fo:min-width="4.081cm" draw:shadow-opacity="0%"/>
    </style:style>
    <style:style style:name="gr10" style:family="graphic" style:parent-style-name="standard">
      <style:graphic-properties svg:stroke-color="#000000" draw:fill="none" draw:opacity="0%" draw:textarea-horizontal-align="justify" draw:textarea-vertical-align="middle" draw:auto-grow-height="false" fo:min-height="6.127cm" fo:min-width="5.877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ed1c24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opacity="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94cm" svg:y1="11.16cm" svg:x2="9.636cm" svg:y2="11.16cm">
          <text:p/>
        </draw:line>
        <draw:frame draw:style-name="gr2" draw:text-style-name="P2" draw:layer="layout" svg:width="2.032cm" svg:height="0.962cm" svg:x="5.572cm" svg:y="10.071cm">
          <draw:text-box>
            <text:p>Code</text:p>
          </draw:text-box>
        </draw:frame>
        <draw:frame draw:style-name="gr3" draw:text-style-name="P4" draw:layer="layout" svg:width="5.207cm" svg:height="3.095cm" svg:x="20.031cm" svg:y="12.011cm">
          <draw:text-box>
            <text:p text:style-name="P3"><text:span text:style-name="T1">Hero</text:span><text:span text:style-name="T1">ku </text:span>(http://crown-dev.herokuapp.com)</text:p>
          </draw:text-box>
        </draw:frame>
        <draw:frame draw:style-name="gr4" draw:text-style-name="P5" draw:layer="layout" svg:width="2.413cm" svg:height="0.962cm" svg:x="9.409cm" svg:y="11.795cm">
          <draw:text-box>
            <text:p text:style-name="P3">Github</text:p>
          </draw:text-box>
        </draw:frame>
        <draw:line draw:style-name="gr1" draw:text-style-name="P1" draw:layer="layout" svg:x1="11.668cm" svg:y1="11.106cm" svg:x2="17.764cm" svg:y2="11.16cm">
          <text:p/>
        </draw:line>
        <draw:frame draw:style-name="gr5" draw:text-style-name="P2" draw:layer="layout" svg:width="4.064cm" svg:height="0.962cm" svg:x="13.954cm" svg:y="10.044cm">
          <draw:text-box>
            <text:p>Git Push</text:p>
          </draw:text-box>
        </draw:frame>
        <draw:frame draw:style-name="gr5" draw:text-style-name="P2" draw:layer="layout" svg:width="2.159cm" svg:height="0.962cm" svg:x="21.723cm" svg:y="7.678cm">
          <draw:text-box>
            <text:p>Build</text:p>
          </draw:text-box>
        </draw:frame>
        <draw:frame draw:style-name="gr6" draw:text-style-name="P5" draw:layer="layout" svg:width="2.54cm" svg:height="0.962cm" draw:transform="rotate (-1.5707963267949) translate (26.991cm 10.689cm)">
          <draw:text-box>
            <text:p text:style-name="P3">Deploy</text:p>
          </draw:text-box>
        </draw:frame>
        <draw:frame draw:style-name="gr7" draw:text-style-name="P2" draw:layer="layout" svg:width="3.123cm" svg:height="1.524cm" draw:transform="rotate (-1.5707963267949) translate (19.277cm 10.18cm)">
          <draw:text-box draw:corner-radius="2.972cm">
            <text:p>Publish</text:p>
          </draw:text-box>
        </draw:frame>
        <draw:frame draw:style-name="gr8" draw:text-style-name="P3" draw:layer="layout" svg:width="1.905cm" svg:height="1.905cm" svg:x="1.481cm" svg:y="10.263cm">
          <draw:image xlink:href="Pictures/10000000000000E1000000E112A44913D73C5FBF.png" xlink:type="simple" xlink:show="embed" xlink:actuate="onLoad">
            <text:p/>
          </draw:image>
        </draw:frame>
        <draw:frame draw:style-name="gr8" draw:text-style-name="P3" draw:layer="layout" svg:width="1.447cm" svg:height="1.447cm" svg:x="9.84cm" svg:y="10.394cm">
          <draw:image xlink:href="Pictures/10000000000000E1000000E166BAED7D0173CB2D.png" xlink:type="simple" xlink:show="embed" xlink:actuate="onLoad">
            <text:p/>
          </draw:image>
        </draw:frame>
        <draw:frame draw:style-name="gr8" draw:text-style-name="P3" draw:layer="layout" svg:width="1.778cm" svg:height="1.778cm" svg:x="21.955cm" svg:y="10.098cm">
          <draw:image xlink:href="Pictures/10000000000000E1000000E13B7DC13A7417404B.png" xlink:type="simple" xlink:show="embed" xlink:actuate="onLoad">
            <text:p/>
          </draw:image>
        </draw:frame>
        <draw:custom-shape draw:style-name="gr9" draw:text-style-name="P6" draw:layer="layout" svg:width="6.477cm" svg:height="6.477cm" svg:x="19.353cm" svg:y="8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9.017cm" svg:height="9.017cm" svg:x="18.053cm" svg:y="7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d1c2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7T08:06:58.962710180</meta:creation-date>
    <dc:date>2020-07-27T08:37:16.775051179</dc:date>
    <meta:editing-duration>PT9M57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